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404040" style:font-name="Lucida Grande" style:font-name-asian="Lucida Grande" style:font-name-complex="Lucida Grande" fo:font-size="11pt" style:font-size-asian="11pt" style:font-size-complex="11p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FARI-Gene_cnvs_01-11-2022rele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1q21.1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2p16.3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2q11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3q29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5q35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7q11.23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8p23.1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5q13.3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6p11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6p12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6p13.11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6p13.3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7p11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7q11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17q1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22q11.2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office:value-type="string" table:style-name="ce2">
            <text:p>22q13.3</text:p>
          </table:table-cell>
          <table:table-cell table:style-name="ce2"/>
          <table:table-cell table:style-name="ce1"/>
          <table:table-cell table:number-columns-repeated="8" table:style-name="ce2"/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dc:creator>Microsoft Office User</dc:creator>
    <meta:creation-date>2022-04-19T09:48:52Z</meta:creation-date>
    <dc:date>2022-04-19T09:48:52Z</dc:date>
  </office:meta>
</office:document-meta>
</file>